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officeooo:rsid="00ba5af0" officeooo:paragraph-rsid="00ba5af0"/>
    </style:style>
    <style:style style:name="P6" style:family="paragraph" style:parent-style-name="Text_20_body">
      <style:text-properties officeooo:rsid="00c14400" officeooo:paragraph-rsid="00c14400"/>
    </style:style>
    <style:style style:name="P7" style:family="paragraph" style:parent-style-name="Text_20_body">
      <style:text-properties officeooo:rsid="00c14400" officeooo:paragraph-rsid="00c17a00"/>
    </style:style>
    <style:style style:name="P8" style:family="paragraph" style:parent-style-name="Text_20_body">
      <style:text-properties officeooo:rsid="00c2e942" officeooo:paragraph-rsid="00c2e942"/>
    </style:style>
    <style:style style:name="P9" style:family="paragraph" style:parent-style-name="Heading_20_1">
      <style:paragraph-properties fo:text-align="center" style:justify-single-word="false"/>
      <style:text-properties fo:language="it" fo:country="IT"/>
    </style:style>
    <style:style style:name="P10" style:family="paragraph" style:parent-style-name="Standard">
      <style:text-properties fo:language="it" fo:country="I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ing_20_2">
      <style:text-properties fo:language="it" fo:country="IT" officeooo:rsid="00b91e78" officeooo:paragraph-rsid="00b91e78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  <style:style style:name="T9" style:family="text">
      <style:text-properties officeooo:rsid="00cad72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d69786" fo:background-color="#ffff00" loext:char-shading-value="0"/>
    </style:style>
    <style:style style:name="T12" style:family="text">
      <style:text-properties officeooo:rsid="00ea2473" fo:background-color="#ffff00" loext:char-shading-value="0"/>
    </style:style>
    <style:style style:name="T13" style:family="text">
      <style:text-properties officeooo:rsid="00ea618f" fo:background-color="#ffff00" loext:char-shading-value="0"/>
    </style:style>
    <style:style style:name="T14" style:family="text">
      <style:text-properties officeooo:rsid="00dc0d7c"/>
    </style:style>
    <style:style style:name="T15" style:family="text">
      <style:text-properties officeooo:rsid="00dc7674"/>
    </style:style>
    <style:style style:name="T16" style:family="text">
      <style:text-properties officeooo:rsid="00de0e8b"/>
    </style:style>
    <style:style style:name="T17" style:family="text">
      <style:text-properties officeooo:rsid="00e3912b"/>
    </style:style>
    <style:style style:name="T18" style:family="text">
      <style:text-properties officeooo:rsid="00e5ab72"/>
    </style:style>
    <style:style style:name="T19" style:family="text">
      <style:text-properties officeooo:rsid="00e7f002"/>
    </style:style>
    <style:style style:name="T20" style:family="text">
      <style:text-properties officeooo:rsid="00e97c03"/>
    </style:style>
    <style:style style:name="T21" style:family="text">
      <style:text-properties officeooo:rsid="00ec92f6"/>
    </style:style>
    <style:style style:name="T22" style:family="text">
      <style:text-properties officeooo:rsid="00ed5dd5"/>
    </style:style>
    <style:style style:name="T23" style:family="text">
      <style:text-properties officeooo:rsid="00ee86e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6">Progetto</text:span> di <text:span text:style-name="T4">High Performance Computing 2019/2020</text:span></text:h>
      <text:p text:style-name="P11"><text:span text:style-name="T10">Nome Cognome</text:span>, matr. <text:span text:style-name="T10">0000123456</text:span></text:p>
      <text:p text:style-name="P11"><text:span text:style-name="T11">x</text:span><text:span text:style-name="T13">x</text:span><text:span text:style-name="T10">/</text:span><text:span text:style-name="T11">xx</text:span><text:span text:style-name="T10">/20</text:span><text:span text:style-name="T12">20</text:span></text:p>
      <text:p text:style-name="P10"/>
      <text:h text:style-name="P12" text:outline-level="2">Introduzione</text:h>
      <text:p text:style-name="P3">Questo documento contiene uno schema di massima della relazione <text:span text:style-name="T14">da allegare al progetto del corso di High Performance Computing</text:span>; <text:span text:style-name="T21">lo schema è solo indicativo</text:span>, sia per i contenuti che per la forma. L'unico vincolo è che la relazione <text:span text:style-name="T14">deve avere lunghezza minore o uguale a 6 </text:span>facciate <text:span text:style-name="T14">in formato A4</text:span>. </text:p>
      <text:p text:style-name="P4">Anche se questa non è una tesi di laurea, suggerisco di prendere visione delle regole di scrittura <text:span text:style-name="T15">di una tesi </text:span>presenti nella mia pagina <text:span text:style-name="T15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9">In pillole: (</text:span><text:span text:style-name="T1">i</text:span><text:span text:style-name="T9">) usare un correttore ortografico e rileggere ciò che si è scritto prima di consegnarlo; (</text:span><text:span text:style-name="T1">ii</text:span><text:span text:style-name="T9">) evitare anglicismi inutili (va bene usare termini tecnici come </text:span><text:span text:style-name="T1">ghost cell</text:span><text:span text:style-name="T9">, </text:span><text:span text:style-name="T1">speedup</text:span><text:span text:style-name="T9">, </text:span><text:span text:style-name="T1">master</text:span><text:span text:style-name="T9">, </text:span><text:span text:style-name="T1">thread</text:span><text:span text:style-name="T9">, ecc., mentre non va bene usare l'orrido “randomico”; di alcuni termini inglesi esiste una corrispondenza abbastanza naturale in italiano, che va usata: ad esempio, </text:span><text:span text:style-name="T1">performance</text:span><text:span text:style-name="T9"> si deve tradurre con “prestazioni”) (</text:span><text:span text:style-name="T1">i</text:span><text:span text:style-name="T3">ii</text:span><text:span text:style-name="T9">) evitare frasi ridondanti e ampollose (“In questa relazione andremo a considerare quelli che sono...”); (</text:span><text:span text:style-name="T1">i</text:span><text:span text:style-name="T2">v</text:span><text:span text:style-name="T9">) “perché” si scrive con l'accento acuto, “è” e “cioè” si scrivono con l'accento grave; (</text:span><text:span text:style-name="T1">v</text:span><text:span text:style-name="T9">) figure e tabelle vanno numerate e devono essere citate e commentate nel testo.</text:span> </text:p>
      <text:p text:style-name="P1"><text:span text:style-name="T16">La sezione "Introduzione" conterrà una s</text:span>intetica introduzione (indicativamente, 1-2 paragrafi) del lavoro che è stato svolto. <text:span text:style-name="T22">Non</text:span> serve ripetere le specifiche del progetto. È <text:span text:style-name="T19">ovviamente possibile aggiungere altre sezioni oltre a quelle indicate qui.</text:span></text:p>
      <text:h text:style-name="Heading_20_2" text:outline-level="2"><text:span text:style-name="T19">Versione</text:span> OpenMP</text:h>
      <text:p text:style-name="P6">Descrivere come <text:span text:style-name="T18">il programma </text:span>è stat<text:span text:style-name="T18">o</text:span> parallelizzat<text:span text:style-name="T18">o</text:span> <text:span text:style-name="T17">sfruttando </text:span>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<text:span text:style-name="T19">Versione</text:span> MPI/CUDA</text:h>
      <text:p text:style-name="P7">Descrivere come <text:span text:style-name="T18">il programma è stato parallelizzato sfruttando il parallelismo</text:span> a memoria <text:span text:style-name="T7">distribuita fornito da MPI, oppure il parallelismo massivo CUDA (solo uno dei due, a scelta)</text:span>. <text:span text:style-name="T23">Analizzare le prestazioni della soluzione proposta.</text:span></text:p>
      <text:h text:style-name="Heading_20_2" text:outline-level="2">Conclusioni</text:h>
      <text:p text:style-name="P8">Eventuali conclusioni, discussione generale dei risultati, <text:span text:style-name="T8">discussione generale sul modello ecc</text:span>.</text:p>
      <text:h text:style-name="Heading_20_2" text:outline-level="2">Riferimenti <text:span text:style-name="T5">b</text:span>ibliografici</text:h>
      <text:p text:style-name="P5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38M44S</meta:editing-duration>
    <meta:editing-cycles>52</meta:editing-cycles>
    <meta:generator>LibreOffice/6.0.7.3$Linux_X86_64 LibreOffice_project/00m0$Build-3</meta:generator>
    <dc:date>2019-11-23T19:10:05.221253150</dc:date>
    <dc:creator>Moreno Marzolla</dc:creator>
    <meta:document-statistic meta:table-count="0" meta:image-count="0" meta:object-count="0" meta:page-count="1" meta:paragraph-count="15" meta:word-count="358" meta:character-count="2522" meta:non-whitespace-character-count="2177"/>
  </office:meta>
</office:document-meta>
</file>